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tshirts" xlink:type="simple">https://shop.polymer-project.org/list/ladie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Produc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office:value-type="string" calcext:value-type="string">
            <text:p>TC10:</text:p>
          </table:table-cell>
          <table:table-cell office:value-type="string" calcext:value-type="string">
            <text:p>Scenario: Product image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detail/mens_outerwear/Men+s+Tech+Shell+Full-Zip" xlink:type="simple">https://shop.polymer-project.org/detail/mens_outerwear/Men+s+Tech+Shell+Full-Zip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office:value-type="string" calcext:value-type="string">
            <text:p>TC11:</text:p>
          </table:table-cell>
          <table:table-cell office:value-type="string" calcext:value-type="string">
            <text:p>Scenario: Product has correct nam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ech Schell Full-Zip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Product page</text:p>
          </table:table-cell>
          <table:table-cell table:number-columns-repeated="5"/>
          <table:table-cell office:value-type="string" calcext:value-type="string">
            <text:p>TC12:</text:p>
          </table:table-cell>
          <table:table-cell office:value-type="string" calcext:value-type="string">
            <text:p>Scenario: Product has correct pric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Product page</text:p>
          </table:table-cell>
          <table:table-cell table:number-columns-repeated="5"/>
          <table:table-cell office:value-type="string" calcext:value-type="string">
            <text:p>TC13:</text:p>
          </table:table-cell>
          <table:table-cell office:value-type="string" calcext:value-type="string">
            <text:p>Scenario: Size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office:value-type="string" calcext:value-type="string">
            <text:p>TC14:</text:p>
          </table:table-cell>
          <table:table-cell office:value-type="string" calcext:value-type="string">
            <text:p>Scenario: Quantity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office:value-type="string" calcext:value-type="string">
            <text:p>TC15:</text:p>
          </table:table-cell>
          <table:table-cell office:value-type="string" calcext:value-type="string">
            <text:p>Scenario: Add to cart button is interactable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Produ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item was added to the cart</text:p>
          </table:table-cell>
          <table:table-cell table:style-name="ce12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5"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Product page</text:p>
          </table:table-cell>
          <table:table-cell table:number-columns-repeated="5"/>
          <table:table-cell office:value-type="string" calcext:value-type="string">
            <text:p>TC16:</text:p>
          </table:table-cell>
          <table:table-cell office:value-type="string" calcext:value-type="string">
            <text:p>Scenario: View car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the add to cart button</text:p>
            <text:p>When the user clicks the View Car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cart page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9:</text:p>
          </table:table-cell>
          <table:table-cell office:value-type="string" calcext:value-type="string">
            <text:p>Scenario: Back button button is interactable on the Product page</text:p>
          </table:table-cell>
          <table:table-cell table:number-columns-repeated="5"/>
          <table:table-cell office:value-type="string" calcext:value-type="string">
            <text:p>TC17:</text:p>
          </table:table-cell>
          <table:table-cell office:value-type="string" calcext:value-type="string">
            <text:p>Scenario: Checkou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add to cart button</text:p>
            <text:p>When the user clicks the checkou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button leads to corre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the checkout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TC18:</text:p>
          </table:table-cell>
          <table:table-cell office:value-type="string" calcext:value-type="string">
            <text:p>Scenario: Close button is interactable on the popup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Given the user clicked the add to cart button</text:p>
            <text:p>When the user clicks the cancel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popup closes</text:p>
          </table:table-cell>
          <table:table-cell table:style-name="ce12" table:number-columns-repeated="2"/>
        </table:table-row>
      </table:table>
      <table:table table:name="Car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cart" xlink:type="simple">https://shop.polymer-project.org/cart</text:a>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Your cart – SHOP</text:p>
            <text:p>Is displayed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empty cart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empty cart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ain paragraph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</table:table>
      <table:table table:name="Populated Cart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cart" xlink:type="simple">https://shop.polymer-project.org/cart</text:a>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Your cart – SHOP</text:p>
            <text:p>Is display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User can see the added ite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User can see the item’s nam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User can pick one of the quantity option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User can remove the item from the car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User can proceed to the checkou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.00.0000</text:date>, <text:time style:data-style-name="N2" text:time-value="19:33:49.30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7-01T19:36:46.753000000</dc:date>
    <meta:editing-duration>PT9H8M51S</meta:editing-duration>
    <meta:editing-cycles>48</meta:editing-cycles>
    <meta:generator>LibreOffice/7.6.2.1$Windows_X86_64 LibreOffice_project/56f7684011345957bbf33a7ee678afaf4d2ba333</meta:generator>
    <meta:document-statistic meta:table-count="9" meta:cell-count="1014" meta:object-count="0"/>
  </office:meta>
</office:document-meta>
</file>